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870000009B9DEBE3CF.jpg" manifest:media-type="image/jpeg"/>
  <manifest:file-entry manifest:full-path="Pictures/100000000000004B0000004B8376A9EF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adornments="Bold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-Bold" svg:font-family="Roboto-Bold" style:font-family-generic="roman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P2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Arial" fo:font-size="12pt" style:font-size-asian="12pt" style:font-name-complex="Arial1"/>
    </style:style>
    <style:style style:name="P3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Arial" fo:font-size="12pt" fo:font-weight="bold" style:font-size-asian="12pt" style:font-weight-asian="bold" style:font-name-complex="Arial1" style:font-weight-complex="bold"/>
    </style:style>
    <style:style style:name="P4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Arial" fo:font-size="12pt" fo:font-weight="bold" style:font-size-asian="12pt" style:font-weight-asian="bold" style:font-name-complex="Arial1"/>
    </style:style>
    <style:style style:name="P5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font-name="Arial" style:font-name-complex="Arial1"/>
    </style:style>
    <style:style style:name="P6" style:family="paragraph" style:parent-style-name="Footer">
      <style:paragraph-properties fo:text-align="center" style:justify-single-word="false" fo:orphans="0" fo:widows="0"/>
    </style:style>
    <style:style style:name="P7" style:family="paragraph" style:parent-style-name="Standard">
      <style:paragraph-properties fo:text-align="justify" style:justify-single-word="false"/>
      <style:text-properties fo:font-size="12pt" fo:language="es" fo:country="ES" fo:font-weight="bold" style:font-size-asian="12pt" style:language-asian="zh" style:country-asian="CN" style:font-weight-asian="bold" style:font-size-complex="12pt" style:language-complex="ar" style:country-complex="SA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language="es" fo:country="ES" fo:font-weight="bold" officeooo:paragraph-rsid="00136b68" style:font-size-asian="12pt" style:language-asian="zh" style:country-asian="CN" style:font-weight-asian="bold" style:font-size-complex="12pt" style:language-complex="ar" style:country-complex="SA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language="es" fo:country="ES" fo:font-weight="bold" officeooo:rsid="000dd86c" officeooo:paragraph-rsid="000dd86c" style:font-size-asian="12pt" style:language-asian="zh" style:country-asian="CN" style:font-weight-asian="bold" style:font-size-complex="12pt" style:language-complex="ar" style:country-complex="SA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fo:language="es" fo:country="ES" fo:font-weight="normal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language="es" fo:country="ES" fo:font-weight="normal" officeooo:rsid="000b97ac" officeooo:paragraph-rsid="000b97ac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language="es" fo:country="ES" fo:font-weight="normal" officeooo:rsid="000b97ac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language="es" fo:country="ES" fo:font-weight="normal" officeooo:rsid="000d1340" officeooo:paragraph-rsid="000d1340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language="es" fo:country="ES" fo:font-weight="normal" officeooo:rsid="000d1340" officeooo:paragraph-rsid="000d1340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language="es" fo:country="ES" fo:font-weight="normal" officeooo:rsid="000dd86c" officeooo:paragraph-rsid="000dd86c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language="es" fo:country="ES" style:text-underline-style="solid" style:text-underline-width="auto" style:text-underline-color="font-color" fo:font-weight="normal" officeooo:rsid="000dd86c" officeooo:paragraph-rsid="000dd86c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language="es" fo:country="ES" style:text-underline-style="none" fo:font-weight="normal" officeooo:rsid="000dd86c" officeooo:paragraph-rsid="000dd86c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language="es" fo:country="ES" style:text-underline-style="none" fo:font-weight="normal" officeooo:rsid="00113fef" officeooo:paragraph-rsid="00113fef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Calibri" fo:font-size="12pt" fo:font-weight="normal" officeooo:rsid="00160d83" officeooo:paragraph-rsid="000b97a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Calibri" fo:font-size="12pt" fo:language="es" fo:country="ES" fo:font-weight="normal" officeooo:rsid="00160d83" officeooo:paragraph-rsid="000b97ac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fo:font-size="12pt" fo:language="es" fo:country="ES" officeooo:rsid="00160d83" officeooo:paragraph-rsid="000b97ac" style:font-size-asian="12pt" style:language-asian="zh" style:country-asian="CN" style:font-size-complex="12pt" style:language-complex="ar" style:country-complex="SA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Roboto-Bold" fo:font-size="12pt" fo:language="es" fo:country="ES" fo:font-weight="bold" officeooo:rsid="00160d83" officeooo:paragraph-rsid="000b97ac" style:font-size-asian="12pt" style:language-asian="zh" style:country-asian="CN" style:font-weight-asian="bold" style:font-size-complex="12pt" style:language-complex="ar" style:country-complex="SA"/>
    </style:style>
    <style:style style:name="P23" style:family="paragraph" style:parent-style-name="Heading_20_3">
      <style:text-properties fo:language="es" fo:country="ES" style:language-asian="zh" style:country-asian="CN" style:language-complex="ar" style:country-complex="SA"/>
    </style:style>
    <style:style style:name="P24" style:family="paragraph" style:parent-style-name="Heading_20_3">
      <style:text-properties style:font-name="Times New Roman" fo:font-size="9pt" fo:language="es" fo:country="ES" fo:font-weight="bold" style:font-size-asian="9pt" style:language-asian="zh" style:country-asian="CN" style:font-weight-asian="bold" style:font-name-complex="Times New Roman1" style:font-size-complex="9pt" style:language-complex="ar" style:country-complex="SA" style:font-weight-complex="bold"/>
    </style:style>
    <style:style style:name="P25" style:family="paragraph" style:parent-style-name="Heading_20_4" style:master-page-name="Standard">
      <style:paragraph-properties style:page-number="auto"/>
      <style:text-properties style:font-name="Arial" style:font-name-complex="Arial1"/>
    </style:style>
    <style:style style:name="P26" style:family="paragraph" style:parent-style-name="Heading_20_4">
      <style:text-properties style:font-name="Arial" style:font-name-complex="Arial1"/>
    </style:style>
    <style:style style:name="P27" style:family="paragraph" style:parent-style-name="Standard" style:list-style-name="L1">
      <style:paragraph-properties fo:text-align="justify" style:justify-single-word="false"/>
      <style:text-properties fo:font-size="12pt" fo:language="es" fo:country="ES" style:text-underline-style="none" fo:font-weight="normal" officeooo:rsid="000dd86c" officeooo:paragraph-rsid="000dd86c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P28" style:family="paragraph" style:parent-style-name="Standard" style:list-style-name="L1">
      <style:paragraph-properties fo:text-align="justify" style:justify-single-word="false"/>
      <style:text-properties fo:font-size="12pt" fo:language="es" fo:country="ES" style:text-underline-style="none" fo:font-weight="normal" officeooo:rsid="000f577a" officeooo:paragraph-rsid="000f577a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P29" style:family="paragraph" style:parent-style-name="Standard" style:list-style-name="L2">
      <style:paragraph-properties fo:text-align="justify" style:justify-single-word="false"/>
      <style:text-properties fo:font-size="12pt" fo:language="es" fo:country="ES" style:text-underline-style="none" fo:font-weight="normal" officeooo:rsid="000f577a" officeooo:paragraph-rsid="000f577a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P30" style:family="paragraph" style:parent-style-name="Standard" style:list-style-name="L3">
      <style:paragraph-properties fo:text-align="justify" style:justify-single-word="false"/>
      <style:text-properties fo:font-size="12pt" fo:language="es" fo:country="ES" style:text-underline-style="none" fo:font-weight="normal" officeooo:rsid="000f577a" officeooo:paragraph-rsid="000f577a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P31" style:family="paragraph" style:parent-style-name="Standard" style:list-style-name="L4">
      <style:paragraph-properties fo:text-align="justify" style:justify-single-word="false"/>
      <style:text-properties fo:font-size="12pt" fo:language="es" fo:country="ES" style:text-underline-style="none" fo:font-weight="normal" officeooo:rsid="000f577a" officeooo:paragraph-rsid="000f577a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P32" style:family="paragraph" style:parent-style-name="Standard" style:list-style-name="L5">
      <style:paragraph-properties fo:text-align="justify" style:justify-single-word="false"/>
      <style:text-properties fo:font-size="12pt" fo:language="es" fo:country="ES" style:text-underline-style="none" fo:font-weight="normal" officeooo:rsid="00113fef" officeooo:paragraph-rsid="00113fef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P33" style:family="paragraph" style:parent-style-name="Standard" style:list-style-name="L6">
      <style:paragraph-properties fo:text-align="justify" style:justify-single-word="false"/>
      <style:text-properties fo:font-size="12pt" fo:language="es" fo:country="ES" style:text-underline-style="none" fo:font-weight="normal" officeooo:rsid="00113fef" officeooo:paragraph-rsid="00113fef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P34" style:family="paragraph" style:parent-style-name="Standard" style:list-style-name="L7">
      <style:paragraph-properties fo:text-align="start" style:justify-single-word="false"/>
      <style:text-properties fo:font-size="12pt" fo:language="es" fo:country="ES" fo:font-weight="normal" officeooo:rsid="000d1340" officeooo:paragraph-rsid="000d1340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P35" style:family="paragraph" style:parent-style-name="Standard" style:list-style-name="L1">
      <style:paragraph-properties fo:text-align="justify" style:justify-single-word="false"/>
      <style:text-properties fo:color="#000000" loext:opacity="100%" style:font-name="Liberation Serif" fo:font-size="12pt" fo:language="es" fo:country="ES" style:text-underline-style="none" fo:font-weight="normal" officeooo:rsid="000f577a" officeooo:paragraph-rsid="000f577a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P36" style:family="paragraph" style:parent-style-name="Standard" style:list-style-name="L7">
      <style:paragraph-properties fo:text-align="start" style:justify-single-word="false"/>
      <style:text-properties fo:color="#000000" loext:opacity="100%" style:font-name="Liberation Serif1" fo:font-size="12pt" fo:language="es" fo:country="ES" fo:font-weight="normal" officeooo:rsid="0014de2b" officeooo:paragraph-rsid="000d1340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Calibri" fo:font-size="12pt" fo:font-weight="normal" officeooo:rsid="00160d83" officeooo:paragraph-rsid="000b97ac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Calibri" fo:font-size="12pt" fo:language="es" fo:country="ES" fo:font-weight="normal" officeooo:rsid="00160d83" officeooo:paragraph-rsid="000b97ac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T1" style:family="text">
      <style:text-properties style:font-name="Arial" fo:font-size="12pt" style:font-size-asian="12pt" style:font-name-complex="Arial1"/>
    </style:style>
    <style:style style:name="T2" style:family="text">
      <style:text-properties officeooo:rsid="000b97a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b97ac" style:font-weight-asian="normal" style:font-weight-complex="normal"/>
    </style:style>
    <style:style style:name="T5" style:family="text">
      <style:text-properties fo:language="es" fo:country="ES" style:language-asian="zh" style:country-asian="CN" style:language-complex="ar" style:country-complex="SA"/>
    </style:style>
    <style:style style:name="T6" style:family="text">
      <style:text-properties officeooo:rsid="000d1340"/>
    </style:style>
    <style:style style:name="T7" style:family="text">
      <style:text-properties officeooo:rsid="001d72eb"/>
    </style:style>
    <style:style style:name="T8" style:family="text">
      <style:text-properties officeooo:rsid="00160d83"/>
    </style:style>
    <style:style style:name="T9" style:family="text">
      <style:text-properties fo:color="#000000" loext:opacity="100%" style:font-name="Liberation Serif1" officeooo:rsid="001907b0"/>
    </style:style>
    <style:style style:name="T10" style:family="text">
      <style:text-properties fo:color="#000000" loext:opacity="100%" style:font-name="Liberation Serif"/>
    </style:style>
    <style:style style:name="T11" style:family="text">
      <style:text-properties fo:color="#000000" loext:opacity="100%" style:font-name="Liberation Serif" officeooo:rsid="001907b0"/>
    </style:style>
    <style:style style:name="T12" style:family="text">
      <style:text-properties officeooo:rsid="00136b68"/>
    </style:style>
    <style:style style:name="T13" style:family="text">
      <style:text-properties officeooo:rsid="00151c30"/>
    </style:style>
    <style:style style:name="T14" style:family="text">
      <style:text-properties fo:color="#800080" loext:opacity="100%" fo:language="es" fo:country="ES" style:language-asian="zh" style:country-asian="CN" style:language-complex="ar" style:country-complex="SA"/>
    </style:style>
    <style:style style:name="T15" style:family="text">
      <style:text-properties fo:color="#3465a4" loext:opacity="100%" fo:language="es" fo:country="ES" style:language-asian="zh" style:country-asian="CN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4"/>
      <text:h text:style-name="P26" text:outline-level="4">NOM I COGNOMS: <text:span text:style-name="T4">William Molina Galan</text:span><text:span text:style-name="T3"><text:tab/></text:span><text:tab/><text:span text:style-name="T13">AWS1</text:span><text:tab/><text:tab/>DATA:<text:span text:style-name="T4">19/03/2024</text:span></text:h>
      <text:p text:style-name="P5"/>
      <text:h text:style-name="P23" text:outline-level="3">EXAMEN – Sistemes Operatius:</text:h>
      <text:h text:style-name="P24" text:outline-level="3" text:is-list-header="true"/>
      <text:p text:style-name="P7">1.- NIS, NSS i PAM <text:s/>Pros/Contres</text:p>
      <text:p text:style-name="P7"/>
      <text:p text:style-name="P16">NIS:</text:p>
      <text:p text:style-name="P16"/>
      <text:p text:style-name="P17">- Pros:</text:p>
      <text:list text:style-name="L1">
        <text:list-item>
          <text:p text:style-name="P27">Se pueden distribuir archivos de configuración <text:span text:style-name="T9"><text:s/></text:span><text:span text:style-name="T11">(/etc/passwd y /etc/shadow).</text:span></text:p>
        </text:list-item>
        <text:list-item>
          <text:p text:style-name="P27"><text:span text:style-name="T11">C</text:span><text:span text:style-name="T10">ompatible con la mayoría de sistemas Unix/Linux.</text:span></text:p>
        </text:list-item>
        <text:list-item>
          <text:p text:style-name="P35">Fácil administración de múltiples sistemas.</text:p>
          <text:p text:style-name="P28"><text:span text:style-name="T10"/></text:p>
        </text:list-item>
      </text:list>
      <text:p text:style-name="P17">- Contras:</text:p>
      <text:list text:style-name="L2">
        <text:list-item>
          <text:p text:style-name="P29">Seguridad limitada.</text:p>
        </text:list-item>
        <text:list-item>
          <text:p text:style-name="P29">Incompatible con sistemas diferentes a Unix/Linux.</text:p>
        </text:list-item>
        <text:list-item>
          <text:p text:style-name="P29">No se puede trabajar sin conexión.</text:p>
        </text:list-item>
        <text:list-item>
          <text:p text:style-name="P29">Escalabilidad limitada.</text:p>
          <text:p text:style-name="P29"/>
        </text:list-item>
      </text:list>
      <text:p text:style-name="P16">NSS:</text:p>
      <text:p text:style-name="P16"/>
      <text:p text:style-name="P17">- Pros:</text:p>
      <text:list text:style-name="L3">
        <text:list-item>
          <text:p text:style-name="P30">Se puede obtener el archivo etc/passwd de cualquier fuente.</text:p>
        </text:list-item>
        <text:list-item>
          <text:p text:style-name="P30">Transparente con aplicaciones.</text:p>
        </text:list-item>
        <text:list-item>
          <text:p text:style-name="P30">Configuración flexible en la resolución de nombres.</text:p>
          <text:p text:style-name="P30"/>
        </text:list-item>
      </text:list>
      <text:p text:style-name="P17">- Contras:</text:p>
      <text:list text:style-name="L4">
        <text:list-item>
          <text:p text:style-name="P31">Problemas de sincronización entre diferentes fuentes de datos.</text:p>
        </text:list-item>
        <text:list-item>
          <text:p text:style-name="P31">No disponible en todos los sistemas Unix/Linux.</text:p>
        </text:list-item>
        <text:list-item>
          <text:p text:style-name="P31">Configuración compleja.</text:p>
        </text:list-item>
      </text:list>
      <text:p text:style-name="P16"/>
      <text:p text:style-name="P16">PAM:</text:p>
      <text:p text:style-name="P16"/>
      <text:p text:style-name="P17">- Pros:</text:p>
      <text:list text:style-name="L5">
        <text:list-item>
          <text:p text:style-name="P32">Autenticación flexible ante diferentes fuentes de datos.</text:p>
        </text:list-item>
        <text:list-item>
          <text:p text:style-name="P32">Configuración sencilla (archivo etc/pam.d).</text:p>
        </text:list-item>
        <text:list-item>
          <text:p text:style-name="P32">No necesita mecanismos específicos de código para la autenticación.</text:p>
          <text:p text:style-name="P32"/>
        </text:list-item>
      </text:list>
      <text:p text:style-name="P17">- Contras:</text:p>
      <text:list text:style-name="L6">
        <text:list-item>
          <text:p text:style-name="P33">Servicios de autenticación tienen que ser “PAM enabled”.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7"><text:soft-page-break/></text:p>
      <text:p text:style-name="P7">2.- Per a qué serveix LDAP</text:p>
      <text:p text:style-name="P7"/>
      <text:p text:style-name="P10">Sirve para administrar servicios de directorio en una red. También permite gestionar el acceso a la red y organizar de forma eficiente y centralizada la información existente en un directorio.</text:p>
      <text:p text:style-name="P10">Algunas de estas utilidades a destacar son: </text:p>
      <text:p text:style-name="P10"/>
      <text:p text:style-name="P10"><text:s text:c="4"/>• Gestión de identidades.</text:p>
      <text:p text:style-name="P10"><text:s text:c="4"/>• Autenticación y autorización de usuarios.</text:p>
      <text:p text:style-name="P10"><text:s text:c="4"/>• Integración de aplicaciones en un directorio centralizado.</text:p>
      <text:p text:style-name="P10"><text:s text:c="4"/>• Escalabilidad.</text:p>
      <text:p text:style-name="P7"/>
      <text:p text:style-name="P7">3.- Qué és slapd?</text:p>
      <text:p text:style-name="P7"/>
      <text:p text:style-name="P15">Es el proceso de servidor en binario que proporciona los servicios de directorio en sistemas que utilizan el protocolo LDAP.</text:p>
      <text:p text:style-name="P9"/>
      <text:p text:style-name="P9"/>
      <text:p text:style-name="P7">4.- Qué és el Servei de Directori? Per a qué servveix?</text:p>
      <text:p text:style-name="P7"/>
      <text:p text:style-name="P13">El Servicio de Directorio es una aplicación o plataforma diseñada para almacenar y organizar recursos de red. Sus principales usos a destacar son:</text:p>
      <text:p text:style-name="P14"/>
      <text:list text:style-name="L7">
        <text:list-item>
          <text:p text:style-name="P34">Gestionar y almacenar la información que contiene un directorio.</text:p>
          <text:p text:style-name="P34"/>
        </text:list-item>
        <text:list-item>
          <text:p text:style-name="P34">Seguridad en la red: Autenticación y permisos de usuarios, gestión de contraseñas,…</text:p>
          <text:p text:style-name="P34"/>
        </text:list-item>
        <text:list-item>
          <text:p text:style-name="P36"><text:span text:style-name="T7">B</text:span>úsqueda de los recursos <text:span text:style-name="T6">del</text:span> <text:span text:style-name="T8">directorio,</text:span> mediante <text:span text:style-name="T6">el </text:span>nombre del recurso <text:span text:style-name="T6">(identificador)</text:span>.</text:p>
        </text:list-item>
      </text:list>
      <text:p text:style-name="P7"/>
      <text:p text:style-name="P7"/>
      <text:p text:style-name="P7">5.- Quan parlem de 'Esp<text:span text:style-name="T2">a</text:span>i de noms', a qué ens referim?</text:p>
      <text:p text:style-name="P12"/>
      <text:p text:style-name="P11">Cuando hablamos sobre servicios <text:span text:style-name="T6">de directorio, un espacio de nombres se refiere a la estructura organizativa utilizada para almacenar y gestionar los diferentes objetos que existen dentro de este.</text:span></text:p>
      <text:p text:style-name="P11"/>
      <text:p text:style-name="P13">Estos objetos deben tener un identificador único dentro del directorio, y pueden ser usuarios, equipos, o grupos de objetos.</text:p>
      <text:p text:style-name="P7"/>
      <text:p text:style-name="P7"/>
      <text:p text:style-name="P7">6.- Qué és la implementació de Directives de grup?</text:p>
      <text:p text:style-name="P7"/>
      <text:p text:style-name="P11">Es el proceso de configurar y aplicar políticas de grupo en un entorno de red de Windows. Estas políticas afectan a los usuarios y equipos en un dominio de Active Directory.</text:p>
      <text:p text:style-name="P7"><text:soft-page-break/></text:p>
      <text:p text:style-name="P8"/>
      <text:p text:style-name="P7">7.- Defineix l'Active Directori amb les teves paraules.</text:p>
      <text:p text:style-name="P7"/>
      <text:p text:style-name="P10">Es una herramienta proporcionada por Windows, <text:span text:style-name="T12">y usada en Windows Server,</text:span> que permite al administrador de <text:span text:style-name="T2">redes</text:span> almacenar, organizar y gestionar información sobre usuarios, equipos y otros recursos de red dentro de una organización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2">Webgrafia:</text:p>
      <text:p text:style-name="P21"/>
      <text:p text:style-name="P20">PDF: introducción Servicios de directorio</text:p>
      <text:p text:style-name="P20">PDF: implementació GPO</text:p>
      <text:p text:style-name="P20">PDF: Active Directory</text:p>
      <text:p text:style-name="P20">PDF: ldap</text:p>
      <text:p text:style-name="P19"><text:a xlink:type="simple" xlink:href="https://chat.openai.com/" text:style-name="Internet_20_link" text:visited-style-name="Visited_20_Internet_20_Link"><text:span text:style-name="T14">https://chat.openai.com</text:span></text:a></text:p>
      <text:p text:style-name="P19"><text:a xlink:type="simple" xlink:href="https://www.redeszone.net/tutoriales/servidores/que-es-ldap-funcionamiento/" text:style-name="Internet_20_link" text:visited-style-name="Visited_20_Internet_20_Link"><text:span text:style-name="T14">https://www.redeszone.net/tutoriales/servidores/que-es-ldap-funcionamiento/</text:span></text:a></text:p>
      <text:p text:style-name="P19"><text:a xlink:type="simple" xlink:href="https://openaccess.uoc.edu/bitstream/10609/76265/2/Identidad%20digital_Módulo%203_Servicios%20de%20directorio.pdf" text:style-name="Internet_20_link" text:visited-style-name="Visited_20_Internet_20_Link"><text:span text:style-name="T14">https://openaccess.uoc.edu/bitstream/10609/76265/2/Identidad%20digital_Módulo%203_Servicios%20de%20directorio.pdf</text:span></text:a></text:p>
      <text:p text:style-name="P19"><text:a xlink:type="simple" xlink:href="https://learn.microsoft.com/es-es/windows-server/identity/ad-ds/get-started/virtual-dc/active-directory-domain-services-overview" text:style-name="Internet_20_link" text:visited-style-name="Visited_20_Internet_20_Link"><text:span text:style-name="T14">https://learn.microsoft.com/es-es/windows-server/identity/ad-ds/get-started/virtual-dc/active-directory-domain-services-overview</text:span></text:a></text:p>
      <text:p text:style-name="P19"><text:a xlink:type="simple" xlink:href="https://issuu.com/juanzunigaflores/docs/17.-_implementacion_de_directivas_d" text:style-name="Internet_20_link" text:visited-style-name="Visited_20_Internet_20_Link"><text:span text:style-name="T14">https://issuu.com/juanzunigaflores/docs/17.-_implementacion_de_directivas_d</text:span></text:a></text:p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adornments="Bold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-Bold" svg:font-family="Roboto-Bold" style:font-family-generic="roman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fals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ca" fo:country="ES" style:letter-kerning="fals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fo:language="ca" fo:country="ES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color="#ffffff" loext:opacity="100%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text-align="justify" style:justify-single-word="false" fo:text-indent="0cm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Default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fo:color="#000000" loext:opacity="100%" style:font-name="Arial" fo:font-family="Arial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8Num1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00" loext:opacity="100%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Courier New1" style:font-family-asian="'Courier New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1" style:family="table">
      <style:table-properties style:width="1.905cm" fo:margin-left="-0.51cm" fo:margin-top="0cm" fo:margin-bottom="0cm" table:align="left" style:writing-mode="lr-tb"/>
    </style:style>
    <style:style style:name="Taula1.A" style:family="table-column">
      <style:table-column-properties style:column-width="1.905cm"/>
    </style:style>
    <style:style style:name="Taula1.1" style:family="table-row">
      <style:table-row-properties style:min-row-height="0.236cm"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MP2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Arial" fo:font-size="12pt" style:font-size-asian="12pt" style:font-name-complex="Arial1"/>
    </style:style>
    <style:style style:name="MP3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Arial" fo:font-size="12pt" fo:font-weight="bold" style:font-size-asian="12pt" style:font-weight-asian="bold" style:font-name-complex="Arial1" style:font-weight-complex="bold"/>
    </style:style>
    <style:style style:name="MP4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Arial" fo:font-size="12pt" fo:font-weight="bold" style:font-size-asian="12pt" style:font-weight-asian="bold" style:font-name-complex="Arial1"/>
    </style:style>
    <style:style style:name="MP5" style:family="paragraph" style:parent-style-name="Footer">
      <style:paragraph-properties fo:text-align="center" style:justify-single-word="false" fo:orphans="0" fo:widows="0"/>
    </style:style>
    <style:style style:name="MT1" style:family="text">
      <style:text-properties style:font-name="Arial" fo:font-size="12pt" style:font-size-asian="12pt" style:font-name-complex="Arial1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tge2" text:anchor-type="char" svg:x="-1.117cm" svg:y="0.048cm" svg:width="0.944cm" svg:height="1.085cm" draw:z-index="2"><draw:image xlink:href="Pictures/10000000000000870000009B9DEBE3CF.jpg" xlink:type="simple" xlink:show="embed" xlink:actuate="onLoad" draw:mime-type="image/jpeg"/></draw:frame><text:span text:style-name="MT1">Generalitat de Catalunya</text:span></text:p>
        <text:p text:style-name="MP2">Departament d’Ensenyament</text:p>
        <text:p text:style-name="MP3">Institut Esteve Terradas i Illa</text:p>
        <text:p text:style-name="MP4">Departament d’Informatica</text:p>
        <text:p text:style-name="MP4"/>
      </style:header>
      <style:footer>
        <table:table table:name="Taula1" table:style-name="Taula1">
          <table:table-column table:style-name="Taula1.A"/>
          <table:table-row table:style-name="Taula1.1">
            <table:table-cell table:style-name="Taula1.A1" office:value-type="string">
              <text:p text:style-name="MP5"><draw:frame draw:style-name="Mfr2" draw:name="Imatge1" text:anchor-type="as-char" svg:y="0.069cm" svg:width="0.725cm" svg:height="0.725cm" draw:z-index="5"><draw:image xlink:href="Pictures/100000000000004B0000004B8376A9EF.jpg" xlink:type="simple" xlink:show="embed" xlink:actuate="onLoad" draw:mime-type="image/jpeg"/></draw:frame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3-12-03T09:32:00</meta:creation-date>
    <meta:initial-creator>ANDRES</meta:initial-creator>
    <dc:language>es-ES</dc:language>
    <meta:print-date>2004-04-20T10:44:00</meta:print-date>
    <dc:date>2024-03-19T18:59:07.453000000</dc:date>
    <meta:editing-cycles>45</meta:editing-cycles>
    <dc:title>PlantillaEsteveTerradasPe</dc:title>
    <meta:editing-duration>PT13H22M30S</meta:editing-duration>
    <meta:generator>LibreOffice/24.2.1.2$Windows_X86_64 LibreOffice_project/db4def46b0453cc22e2d0305797cf981b68ef5ac</meta:generator>
    <meta:document-statistic meta:table-count="1" meta:image-count="2" meta:object-count="0" meta:page-count="3" meta:paragraph-count="71" meta:word-count="485" meta:character-count="3498" meta:non-whitespace-character-count="3081"/>
  </office:meta>
</office:document-meta>
</file>